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ria Sans Libre" svg:font-family="'Averia Sans Libre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58466" draw:fill="none" draw:textarea-horizontal-align="justify" draw:textarea-vertical-align="middle" draw:auto-grow-height="false" fo:min-height="18.9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158466" loext:opacity="100%" style:font-name="Averia Sans Libre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fo:color="#158466" loext:opacity="100%" style:font-name="Averia Sans Libre" fo:font-size="60pt" style:font-size-asian="60pt" style:font-size-complex="60pt"/>
    </style:style>
    <style:style style:name="P4" style:family="paragraph">
      <loext:graphic-properties draw:fill-color="#ffffff"/>
    </style:style>
    <style:style style:name="T1" style:family="text">
      <style:text-properties fo:color="#158466" loext:opacity="100%" style:font-name="Averia Sans Libr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8cm" svg:height="19.2cm" svg:x="8.1cm" svg:y="0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cm" svg:height="2.871cm" svg:x="8.5cm" svg:y="8.465cm">
          <draw:text-box>
            <text:p text:style-name="P2"><text:span text:style-name="T1">MemTyl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ria Sans Libre" svg:font-family="'Averia Sans Libre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1:53:14.028727754</meta:creation-date>
    <dc:date>2023-06-08T12:00:16.278310886</dc:date>
    <meta:editing-duration>PT7M1S</meta:editing-duration>
    <meta:editing-cycles>3</meta:editing-cycles>
    <meta:generator>LibreOffice/7.3.7.2$Linux_X86_64 LibreOffice_project/30$Build-2</meta:generator>
    <meta:document-statistic meta:object-count="25"/>
  </office:meta>
</office:document-meta>
</file>